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officeooo:rsid="001b7b9e" officeooo:paragraph-rsid="001f7b5e" style:font-size-asian="14pt" style:font-size-complex="16pt"/>
    </style:style>
    <style:style style:name="P2" style:family="paragraph" style:parent-style-name="Standard">
      <style:paragraph-properties fo:text-align="center" style:justify-single-word="false"/>
      <style:text-properties style:font-name="Times New Roman" fo:font-size="14pt" officeooo:rsid="001b7b9e" officeooo:paragraph-rsid="001f7b5e" style:font-size-asian="14pt" style:font-size-complex="14pt"/>
    </style:style>
    <style:style style:name="P3" style:family="paragraph" style:parent-style-name="Standard">
      <style:paragraph-properties fo:margin-left="0cm" fo:margin-right="0cm" fo:text-align="center" style:justify-single-word="false" fo:text-indent="0cm" style:auto-text-indent="false"/>
      <style:text-properties style:font-name="Times New Roman" fo:font-size="12pt" officeooo:rsid="001b7b9e" officeooo:paragraph-rsid="001f7b5e" style:font-size-asian="12pt" style:font-size-complex="12pt"/>
    </style:style>
    <style:style style:name="P4" style:family="paragraph" style:parent-style-name="Standard">
      <style:paragraph-properties fo:margin-left="0cm" fo:margin-right="0cm" fo:text-align="start" style:justify-single-word="false" fo:text-indent="0cm" style:auto-text-indent="false"/>
      <style:text-properties style:font-name="Times New Roman" fo:font-size="12pt" officeooo:rsid="001f7b5e" officeooo:paragraph-rsid="001f7b5e" style:font-size-asian="10.5pt" style:font-size-complex="12pt"/>
    </style:style>
    <style:style style:name="P5" style:family="paragraph" style:parent-style-name="Standard">
      <style:paragraph-properties fo:margin-left="0cm" fo:margin-right="0cm" fo:text-align="start" style:justify-single-word="false" fo:text-indent="0cm" style:auto-text-indent="false"/>
      <style:text-properties style:font-name="Times New Roman" fo:font-size="12pt" fo:font-weight="bold" officeooo:rsid="001f7b5e" officeooo:paragraph-rsid="001f7b5e" style:font-size-asian="10.5pt" style:font-weight-asian="bold" style:font-size-complex="12pt" style:font-weight-complex="bold"/>
    </style:style>
    <style:style style:name="P6" style:family="paragraph" style:parent-style-name="Standard">
      <style:paragraph-properties fo:margin-left="0cm" fo:margin-right="0cm" fo:text-align="start" style:justify-single-word="false" fo:text-indent="0cm" style:auto-text-indent="false"/>
      <style:text-properties style:font-name="Times New Roman" fo:font-size="12pt" fo:font-weight="bold" officeooo:rsid="002101a0" officeooo:paragraph-rsid="002101a0" style:font-size-asian="10.5pt" style:font-weight-asian="bold" style:font-size-complex="12pt" style:font-weight-complex="bold"/>
    </style:style>
    <style:style style:name="P7" style:family="paragraph" style:parent-style-name="Standard">
      <style:paragraph-properties fo:margin-left="0cm" fo:margin-right="0cm" fo:text-align="start" style:justify-single-word="false" fo:text-indent="0cm" style:auto-text-indent="false"/>
      <style:text-properties style:font-name="Times New Roman" fo:font-size="12pt" fo:font-weight="bold" officeooo:rsid="00217215" officeooo:paragraph-rsid="00217215" style:font-size-asian="10.5pt" style:font-weight-asian="bold" style:font-size-complex="12pt" style:font-weight-complex="bold"/>
    </style:style>
    <style:style style:name="P8" style:family="paragraph" style:parent-style-name="Standard">
      <style:paragraph-properties fo:margin-left="0cm" fo:margin-right="0cm" fo:text-align="start" style:justify-single-word="false" fo:text-indent="0cm" style:auto-text-indent="false"/>
      <style:text-properties style:font-name="Times New Roman" fo:font-size="12pt" fo:font-weight="normal" officeooo:rsid="002101a0" officeooo:paragraph-rsid="002101a0" style:font-size-asian="10.5pt" style:font-weight-asian="normal"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properties style:font-name="Times New Roman" fo:font-size="12pt" fo:font-weight="normal" officeooo:rsid="00217215" officeooo:paragraph-rsid="00217215" style:font-size-asian="10.5pt" style:font-weight-asian="normal"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properties style:font-name="Times New Roman" fo:font-size="16pt" officeooo:rsid="001f7b5e" officeooo:paragraph-rsid="001f7b5e" style:font-size-asian="14pt" style:font-size-complex="16pt"/>
    </style:style>
    <style:style style:name="P11" style:family="paragraph" style:parent-style-name="Standard">
      <style:paragraph-properties fo:margin-left="0cm" fo:margin-right="0cm" fo:text-align="start" style:justify-single-word="false" fo:text-indent="0cm" style:auto-text-indent="false"/>
      <style:text-properties style:font-name="Times New Roman" fo:font-size="16pt" fo:font-weight="normal" officeooo:rsid="002101a0" officeooo:paragraph-rsid="002101a0" style:font-size-asian="14pt" style:font-weight-asian="normal" style:font-size-complex="16pt" style:font-weight-complex="normal"/>
    </style:style>
    <style:style style:name="P12" style:family="paragraph" style:parent-style-name="Standard">
      <style:paragraph-properties fo:margin-left="0cm" fo:margin-right="0cm" fo:text-align="start" style:justify-single-word="false" fo:text-indent="0cm" style:auto-text-indent="false"/>
      <style:text-properties style:font-name="Times New Roman" fo:font-size="9pt" fo:font-weight="bold" officeooo:rsid="001f7b5e" officeooo:paragraph-rsid="001f7b5e" style:font-size-asian="7.84999990463257pt" style:font-weight-asian="bold" style:font-size-complex="9pt" style:font-weight-complex="bold"/>
    </style:style>
    <style:style style:name="P13" style:family="paragraph" style:parent-style-name="Standard">
      <style:paragraph-properties fo:margin-left="0cm" fo:margin-right="0cm" fo:text-align="start" style:justify-single-word="false" fo:text-indent="0cm" style:auto-text-indent="false"/>
      <style:text-properties style:font-name="Times New Roman" fo:font-size="9pt" fo:font-weight="normal" officeooo:rsid="001f7b5e" officeooo:paragraph-rsid="001f7b5e" style:font-size-asian="7.84999990463257pt" style:font-weight-asian="normal" style:font-size-complex="9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9pt" fo:font-weight="normal" officeooo:rsid="002101a0" officeooo:paragraph-rsid="002101a0" style:font-size-asian="7.84999990463257pt" style:font-weight-asian="normal" style:font-size-complex="9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4pt" fo:font-weight="normal" officeooo:rsid="002101a0" officeooo:paragraph-rsid="002101a0" style:font-size-asian="12.25pt" style:font-weight-asian="normal" style:font-size-complex="14pt" style:font-weight-complex="normal"/>
    </style:style>
    <style:style style:name="P16" style:family="paragraph" style:parent-style-name="Standard">
      <style:paragraph-properties fo:margin-left="1.251cm" fo:margin-right="0cm" fo:text-align="start" style:justify-single-word="false" fo:text-indent="0cm" style:auto-text-indent="false"/>
      <style:text-properties style:font-name="Times New Roman" fo:font-size="14pt" officeooo:rsid="001b7b9e" officeooo:paragraph-rsid="001f7b5e" style:font-size-asian="14pt" style:font-size-complex="14pt"/>
    </style:style>
    <style:style style:name="T1" style:family="text">
      <style:text-properties fo:font-weight="normal" style:font-weight-asian="normal" style:font-weight-complex="normal"/>
    </style:style>
    <style:style style:name="T2" style:family="text">
      <style:text-properties fo:font-weight="normal" officeooo:rsid="002101a0" style:font-weight-asian="normal" style:font-weight-complex="normal"/>
    </style:style>
    <style:style style:name="T3" style:family="text">
      <style:text-properties officeooo:rsid="002299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осковский авиационный институт </text:p>
      <text:p text:style-name="P1">(национальный исследовательский университет)</text:p>
      <text:p text:style-name="P1"/>
      <text:p text:style-name="P1"/>
      <text:p text:style-name="P2">Факультет №8 "Информационные технологии и прикладная математика»</text:p>
      <text:p text:style-name="P2"/>
      <text:p text:style-name="P2">Кафедра вычислительной математики и программирования</text:p>
      <text:p text:style-name="P2"/>
      <text:p text:style-name="P2"/>
      <text:p text:style-name="P2"/>
      <text:p text:style-name="P2">Лабораторная работа №<text:span text:style-name="T3">3</text:span> по курсу «Операционные системы»</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tab/><text:tab/><text:tab/><text:tab/><text:tab/><text:tab/><text:tab/>Студент: Хромов П.А.</text:p>
      <text:p text:style-name="P16"><text:tab/><text:tab/><text:tab/><text:tab/><text:tab/><text:tab/><text:tab/>Преподаватель: Соколов А.А.</text:p>
      <text:p text:style-name="P16"><text:tab/><text:tab/><text:tab/><text:tab/><text:tab/><text:tab/><text:tab/>Группа: М8О-204Б-17</text:p>
      <text:p text:style-name="P16"><text:s/><text:tab/><text:tab/><text:tab/><text:tab/><text:tab/><text:tab/><text:tab/>Вариант: 21</text:p>
      <text:p text:style-name="P16"><text:tab/><text:tab/><text:tab/><text:tab/><text:tab/><text:tab/><text:tab/>Дата:</text:p>
      <text:p text:style-name="P16"><text:tab/><text:tab/><text:tab/><text:tab/><text:tab/><text:tab/><text:tab/>Оценка:</text:p>
      <text:p text:style-name="P16"><text:tab/><text:tab/><text:tab/><text:tab/><text:tab/><text:tab/><text:tab/>Подпись:</text:p>
      <text:p text:style-name="P16"/>
      <text:p text:style-name="P16"/>
      <text:p text:style-name="P3">Москва, 2018</text:p>
      <text:p text:style-name="P10"><text:soft-page-break/>Лабораторная работа №3</text:p>
      <text:p text:style-name="P10"/>
      <text:p text:style-name="P10">1) Описание</text:p>
      <text:p text:style-name="P10"/>
      <text:p text:style-name="P4">Составить программу на языке Си, обрабатывающую данные в многопоточном режиме. При обработки использовать стандартные средства создания потоков операционной системы (Windows/Unix). При создании необходимо предусмотреть ключи, которые позволяли бы задать максимальное количество потоков, используемое программой. При возможности необходимо использовать максимальное количество возможных потоков. Ограничение потоков может быть задано или ключом запуска вашей программы, или алгоритмом.</text:p>
      <text:p text:style-name="P4"/>
      <text:p text:style-name="P5">Вариант 6: <text:span text:style-name="T1">Произвести распараллеленный поиск по ненаправленному графу в ширину. Граф задается набором значений, что хранятся в вершинах, и набором пар связей. Информация по графу хранится в отдельном файле. Необходимо определить есть ли в графе циклы.</text:span></text:p>
      <text:p text:style-name="P5"><text:span text:style-name="T1"/></text:p>
      <text:p text:style-name="P5"><text:span text:style-name="T1"/></text:p>
      <text:p text:style-name="P5"><text:span text:style-name="T1">Для представления графа я использовал матрицу смежности (это оказалось гораздо удобнее для моего варианта). Алгоритм поиска в ширину (BFS) был взят мной из книги Кормена и переписан для использования сразу несколькими потоками. При обходе графа каждая вершина окрашивается в свой цвет. Изначально все вершины белые, когда вершина впервые открывается в процессе поиска, она либо окрашивается в серый и помещается в очередь, либо окрашивается в чёрный и не рассматривается в дальнейшем. Чтобы проверить, что граф содержит циклы, достаточно проверить, встречается ли хоть одна открытая (окрашенная в серый либо чёрный цвет) в матрице смежности во второй раз. Проверка смежности для каждой вершины, находящейся в текущий момент времени в очереди, передаётся в функцию отдельного потока. </text:span><text:span text:style-name="T2">Аргументами командной строки задаются: путь к файлу и номер вершины-источника, с которой надо начать обход.</text:span></text:p>
      <text:p text:style-name="P5"><text:span text:style-name="T2"/></text:p>
      <text:p text:style-name="P7"><text:span text:style-name="T2">С</text:span><text:span text:style-name="T1">истемные вызовы: </text:span></text:p>
      <text:p text:style-name="P7"><text:span text:style-name="T1">void exit(int status) – выходит из процесса с заданным статусом.</text:span></text:p>
      <text:p text:style-name="P7"><text:span text:style-name="T1">FILE *fopen(const char *pathname, const char *mode) — открывает файл с именем на который указывает pathname в режиме mode</text:span></text:p>
      <text:p text:style-name="P7"><text:span text:style-name="T1">int fclose(FILE *stream) — закрывает поток(файл) и файловый дескриптор.</text:span></text:p>
      <text:p text:style-name="P7"><text:span text:style-name="T1"/></text:p>
      <text:p text:style-name="P7"><text:span text:style-name="T1">Функции библиотеки pthreads: </text:span></text:p>
      <text:p text:style-name="P7"><text:span text:style-name="T1">int pthread_create(pthread_t *thread, const pthread_attr_t *attr, void *(*start_routine) (void *), void *arg) — создать новый поток в вызывающем процессе, передать ему указатель на функцию start_routine и укзаатель на аргумент arg. Также указателем на pthread_attr_t передаётся атрибут планирования потока (например, отсоединённое состояние — detach), но я везде использовал NULL.</text:span></text:p>
      <text:p text:style-name="P7"><text:span text:style-name="T1">int pthread_join(pthread_t thread, void **retval) — ожидать окончания работы потока thread. Если retval != NULL, эта функция также копирует значение, вернувшееся из потока в переменную, указанную retval.</text:span></text:p>
      <text:p text:style-name="P7"><text:span text:style-name="T1"/></text:p>
      <text:p text:style-name="P5"><text:span text:style-name="T1">2) <text:s/>Исходный код:</text:span></text:p>
      <text:p text:style-name="P5"><text:span text:style-name="T1"/></text:p>
      <text:p text:style-name="P12">queue.h</text:p>
      <text:p text:style-name="P12"><text:span text:style-name="T1"/></text:p>
      <text:p text:style-name="P12"><text:span text:style-name="T1">#ifndef QUEUE_H</text:span></text:p>
      <text:p text:style-name="P12"><text:span text:style-name="T1">#define QUEUE_H</text:span></text:p>
      <text:p text:style-name="P12"><text:span text:style-name="T1"/></text:p>
      <text:p text:style-name="P12"><text:span text:style-name="T1">#include &lt;stdio.h&gt;</text:span></text:p>
      <text:p text:style-name="P12"><text:span text:style-name="T1">#include &lt;stdlib.h&gt;</text:span></text:p>
      <text:p text:style-name="P12"><text:soft-page-break/><text:span text:style-name="T1">#define POOL_SIZE 100</text:span></text:p>
      <text:p text:style-name="P12"><text:span text:style-name="T1"/></text:p>
      <text:p text:style-name="P12"><text:span text:style-name="T1">typedef struct queue {</text:span></text:p>
      <text:p text:style-name="P12"><text:span text:style-name="T1"><text:s text:c="2"/>int first;</text:span></text:p>
      <text:p text:style-name="P12"><text:span text:style-name="T1"><text:s text:c="2"/>int size;</text:span></text:p>
      <text:p text:style-name="P12"><text:span text:style-name="T1"><text:s text:c="2"/>int data[POOL_SIZE];</text:span></text:p>
      <text:p text:style-name="P12"><text:span text:style-name="T1">} queue;</text:span></text:p>
      <text:p text:style-name="P12"><text:span text:style-name="T1"/></text:p>
      <text:p text:style-name="P12"><text:span text:style-name="T1"/></text:p>
      <text:p text:style-name="P12"><text:span text:style-name="T1">void Create(queue* q);</text:span></text:p>
      <text:p text:style-name="P12"><text:span text:style-name="T1">int Empty(queue* q);</text:span></text:p>
      <text:p text:style-name="P12"><text:span text:style-name="T1">int Size(queue* q);</text:span></text:p>
      <text:p text:style-name="P12"><text:span text:style-name="T1">int Push(queue* q, int cont);</text:span></text:p>
      <text:p text:style-name="P12"><text:span text:style-name="T1">int Pop(queue* q);</text:span></text:p>
      <text:p text:style-name="P12"><text:span text:style-name="T1">void Destroy(queue* q);</text:span></text:p>
      <text:p text:style-name="P12"><text:span text:style-name="T1">void Print(queue* q);</text:span></text:p>
      <text:p text:style-name="P12"><text:span text:style-name="T1"/></text:p>
      <text:p text:style-name="P12"><text:span text:style-name="T1">#endif</text:span></text:p>
      <text:p text:style-name="P12"><text:span text:style-name="T1"/></text:p>
      <text:p text:style-name="P12"><text:span text:style-name="T1"/></text:p>
      <text:p text:style-name="P12"><text:span text:style-name="T1"/></text:p>
      <text:p text:style-name="P12"><text:span text:style-name="T1"/></text:p>
      <text:p text:style-name="P12">queue.c</text:p>
      <text:p text:style-name="P13">#include "queue.h"</text:p>
      <text:p text:style-name="P13"/>
      <text:p text:style-name="P13">void Create(queue* q) {</text:p>
      <text:p text:style-name="P13"><text:s text:c="2"/>q-&gt;first = 0;</text:p>
      <text:p text:style-name="P13"><text:s text:c="2"/>q-&gt;size = 0;</text:p>
      <text:p text:style-name="P13">}</text:p>
      <text:p text:style-name="P13"/>
      <text:p text:style-name="P13">int Empty(queue* q) {</text:p>
      <text:p text:style-name="P13"><text:s text:c="2"/>if (q-&gt;size == 0)</text:p>
      <text:p text:style-name="P13"><text:s text:c="4"/>return 1;</text:p>
      <text:p text:style-name="P13"><text:s text:c="2"/>else</text:p>
      <text:p text:style-name="P13"><text:s text:c="4"/>return 0;</text:p>
      <text:p text:style-name="P13">}</text:p>
      <text:p text:style-name="P13"/>
      <text:p text:style-name="P13">int Size(queue* q) {</text:p>
      <text:p text:style-name="P13"><text:s text:c="2"/>return q-&gt;size;</text:p>
      <text:p text:style-name="P13">}</text:p>
      <text:p text:style-name="P13"/>
      <text:p text:style-name="P13">int Push(queue* q, int cont) {</text:p>
      <text:p text:style-name="P13"><text:s text:c="2"/>if(q-&gt;size == POOL_SIZE)</text:p>
      <text:p text:style-name="P13"><text:s text:c="4"/>return 0;</text:p>
      <text:p text:style-name="P13"><text:s text:c="2"/>q-&gt;data[(q-&gt;first + q-&gt;size++) % POOL_SIZE] = cont;</text:p>
      <text:p text:style-name="P13"><text:s text:c="2"/>return 1;</text:p>
      <text:p text:style-name="P13">}</text:p>
      <text:p text:style-name="P13"/>
      <text:p text:style-name="P13">int Pop(queue* q) {</text:p>
      <text:p text:style-name="P13"><text:s text:c="2"/>if (!q-&gt;size)</text:p>
      <text:p text:style-name="P13"><text:s text:c="4"/>return -1;</text:p>
      <text:p text:style-name="P13"><text:s text:c="2"/>int elem = q-&gt;data[q-&gt;first];</text:p>
      <text:p text:style-name="P13"><text:s text:c="2"/>q-&gt;first++;</text:p>
      <text:p text:style-name="P13"><text:s text:c="2"/>q-&gt;first %= POOL_SIZE;</text:p>
      <text:p text:style-name="P13"><text:s text:c="2"/>q-&gt;size--;</text:p>
      <text:p text:style-name="P13"><text:s text:c="2"/>return elem;</text:p>
      <text:p text:style-name="P13">}</text:p>
      <text:p text:style-name="P13"/>
      <text:p text:style-name="P13">void Destroy(queue* q) {</text:p>
      <text:p text:style-name="P13"><text:s text:c="2"/>q-&gt;size = 0;</text:p>
      <text:p text:style-name="P13">}</text:p>
      <text:p text:style-name="P13"/>
      <text:p text:style-name="P13">void Print (queue* q) {</text:p>
      <text:p text:style-name="P13"><text:s text:c="2"/>int i;</text:p>
      <text:p text:style-name="P13"><text:s text:c="2"/>printf("Очередь: ");</text:p>
      <text:p text:style-name="P13"><text:s text:c="2"/>for(i = q-&gt;first; i &lt; (q-&gt;first + q-&gt;size)%POOL_SIZE; i++)</text:p>
      <text:p text:style-name="P13"><text:s text:c="4"/>printf("%d ", q-&gt;data[i]);</text:p>
      <text:p text:style-name="P13"><text:s text:c="2"/>printf("\n");</text:p>
      <text:p text:style-name="P13">}</text:p>
      <text:p text:style-name="P13"/>
      <text:p text:style-name="P13"><text:soft-page-break/></text:p>
      <text:p text:style-name="P12">main.c</text:p>
      <text:p text:style-name="P12"/>
      <text:p text:style-name="P13">#include &lt;stdio.h&gt;</text:p>
      <text:p text:style-name="P13">#include &lt;stdlib.h&gt;</text:p>
      <text:p text:style-name="P13">#include &lt;unistd.h&gt;</text:p>
      <text:p text:style-name="P13">#include &lt;malloc.h&gt;</text:p>
      <text:p text:style-name="P13">#include &lt;string.h&gt;</text:p>
      <text:p text:style-name="P13">#include &lt;pthread.h&gt;</text:p>
      <text:p text:style-name="P13">#include &lt;error.h&gt;</text:p>
      <text:p text:style-name="P13">#include &lt;errno.h&gt;</text:p>
      <text:p text:style-name="P13">#include "queue.h"</text:p>
      <text:p text:style-name="P13"/>
      <text:p text:style-name="P13"/>
      <text:p text:style-name="P13">#define VERTEX_NUM 100</text:p>
      <text:p text:style-name="P13"/>
      <text:p text:style-name="P13">queue Qu;</text:p>
      <text:p text:style-name="P13">unsigned int n;</text:p>
      <text:p text:style-name="P13">unsigned int color[VERTEX_NUM];</text:p>
      <text:p text:style-name="P13">int value[VERTEX_NUM];</text:p>
      <text:p text:style-name="P13">int cycles = 0;</text:p>
      <text:p text:style-name="P13">int matrix[VERTEX_NUM][VERTEX_NUM];</text:p>
      <text:p text:style-name="P13"/>
      <text:p text:style-name="P13">pthread_mutex_t mtx;</text:p>
      <text:p text:style-name="P13"/>
      <text:p text:style-name="P13"/>
      <text:p text:style-name="P13">void* bfs(void* bfs_info);</text:p>
      <text:p text:style-name="P13"/>
      <text:p text:style-name="P13">int main(int argc, char* argv[])</text:p>
      <text:p text:style-name="P13">{</text:p>
      <text:p text:style-name="P13"><text:s text:c="2"/>int i, j, m, res, maxt, thread_source, box;</text:p>
      <text:p text:style-name="P13"><text:s text:c="2"/>extern int errno;</text:p>
      <text:p text:style-name="P13"/>
      <text:p text:style-name="P13"><text:s text:c="2"/>FILE* fd = fopen(argv[1], "r");</text:p>
      <text:p text:style-name="P13"><text:s text:c="2"/>if (fd == NULL)</text:p>
      <text:p text:style-name="P13"><text:s text:c="2"/>perror("Unable to open file");</text:p>
      <text:p text:style-name="P13"/>
      <text:p text:style-name="P13"><text:s text:c="2"/>fscanf(fd, "%d", &amp;n);</text:p>
      <text:p text:style-name="P13"><text:s text:c="2"/>printf("кол-во вершин %d: 0..%d \n", n, n-1);</text:p>
      <text:p text:style-name="P13"/>
      <text:p text:style-name="P13"><text:s text:c="2"/>int sournum = atol(argv[2]);</text:p>
      <text:p text:style-name="P13"><text:s text:c="2"/>printf("Второй аргумент командной строки: %d \n", sournum);</text:p>
      <text:p text:style-name="P13"><text:s text:c="2"/>if (sournum &lt; 0 || sournum &gt;= n) {</text:p>
      <text:p text:style-name="P13"><text:s text:c="4"/>printf("Второй аргумент должен быть номером вершины-источника \n");</text:p>
      <text:p text:style-name="P13"><text:s text:c="4"/>exit(EXIT_FAILURE);</text:p>
      <text:p text:style-name="P13"><text:s text:c="2"/>}</text:p>
      <text:p text:style-name="P13"><text:s text:c="2"/>for(i = 0; i &lt; n; i++) {</text:p>
      <text:p text:style-name="P13"><text:s text:c="4"/>for(j = 0; j &lt; n; j++)</text:p>
      <text:p text:style-name="P13"><text:s text:c="4"/>matrix[i][j] = -1;</text:p>
      <text:p text:style-name="P13"><text:s text:c="2"/>}</text:p>
      <text:p text:style-name="P13"/>
      <text:p text:style-name="P13"><text:s text:c="2"/>for(j = 0; j &lt; n; j++)</text:p>
      <text:p text:style-name="P13"><text:s text:c="2"/>fscanf(fd, "%d \n", &amp;value[j]);</text:p>
      <text:p text:style-name="P13"><text:s text:c="2"/>printf("Значения вершин: \n");</text:p>
      <text:p text:style-name="P13"><text:s text:c="2"/>for(j = 0; j &lt; n; j++)</text:p>
      <text:p text:style-name="P13"><text:s text:c="2"/>printf("%d-ая вершина: %d \n", j, value[j]);</text:p>
      <text:p text:style-name="P13"/>
      <text:p text:style-name="P13"><text:s text:c="2"/>for(i = 0; i &lt; n; i++) {</text:p>
      <text:p text:style-name="P13"><text:s text:c="4"/>for(j = 0; j &lt; n; j++)</text:p>
      <text:p text:style-name="P13"><text:s text:c="4"/>fscanf(fd, "%d\n", &amp;matrix[i][j]);</text:p>
      <text:p text:style-name="P13"><text:s text:c="2"/>}</text:p>
      <text:p text:style-name="P13"/>
      <text:p text:style-name="P13"><text:s text:c="2"/>printf("Матрица смежности графа: \n");</text:p>
      <text:p text:style-name="P13"><text:s text:c="2"/>for (i = 0; i &lt; n; i++) <text:s/>// цикл по строкам</text:p>
      <text:p text:style-name="P13"><text:s text:c="2"/>{</text:p>
      <text:p text:style-name="P13"><text:s text:c="4"/>for (j = 0; j &lt; n; j++) <text:s/>// цикл по столбцам</text:p>
      <text:p text:style-name="P13"><text:s text:c="4"/>printf("%5d ", matrix[i][j]); // 5 знакомест под элемент массива</text:p>
      <text:p text:style-name="P13"><text:s text:c="4"/>printf("\n");</text:p>
      <text:p text:style-name="P13"><text:s text:c="2"/>}</text:p>
      <text:p text:style-name="P13"/>
      <text:p text:style-name="P13"><text:soft-page-break/><text:s text:c="2"/>fclose(fd);</text:p>
      <text:p text:style-name="P13"/>
      <text:p text:style-name="P13"><text:s text:c="2"/>res = pthread_mutex_init(&amp;mtx, NULL);</text:p>
      <text:p text:style-name="P13"><text:s text:c="2"/>if (res != 0) {</text:p>
      <text:p text:style-name="P13"><text:s text:c="4"/>perror("Не удалось инициализировать мьютекс \n");</text:p>
      <text:p text:style-name="P13"><text:s text:c="4"/>exit(EXIT_FAILURE);</text:p>
      <text:p text:style-name="P13"><text:s text:c="2"/>}</text:p>
      <text:p text:style-name="P13"/>
      <text:p text:style-name="P13"><text:s text:c="2"/>pthread_t* threads = (pthread_t*)malloc(n*sizeof(pthread_t));</text:p>
      <text:p text:style-name="P13"><text:s text:c="2"/>for (i = 0; i &lt; n; i++) {</text:p>
      <text:p text:style-name="P13"><text:s text:c="4"/>color[i] = 0; // colors: 0 - white, 1 - gray, 2 - black</text:p>
      <text:p text:style-name="P13"><text:s text:c="2"/>}</text:p>
      <text:p text:style-name="P13"/>
      <text:p text:style-name="P13"><text:s text:c="2"/>int source = sournum;</text:p>
      <text:p text:style-name="P13"><text:s text:c="2"/>color[source] = 1;</text:p>
      <text:p text:style-name="P13"><text:s text:c="2"/>//printf("source: %d its color: %d \n", source, color[source]);</text:p>
      <text:p text:style-name="P13"/>
      <text:p text:style-name="P13"><text:s text:c="2"/>Create(&amp;Qu);</text:p>
      <text:p text:style-name="P13"><text:s text:c="2"/>Push(&amp;Qu, source);</text:p>
      <text:p text:style-name="P13"><text:s text:c="2"/>maxt = 1;</text:p>
      <text:p text:style-name="P13"/>
      <text:p text:style-name="P13"><text:s text:c="2"/>while (!Empty(&amp;Qu)) { // условие поменять?</text:p>
      <text:p text:style-name="P13"><text:s text:c="4"/>//Print(&amp;Qu);</text:p>
      <text:p text:style-name="P13"><text:s text:c="4"/>//printf("Size %d \n", Size(&amp;Qu));</text:p>
      <text:p text:style-name="P13"><text:s text:c="4"/>//usleep(50);</text:p>
      <text:p text:style-name="P13"><text:s text:c="4"/>for(i = 0; i &lt; n &amp;&amp; !Empty(&amp;Qu); i++) {</text:p>
      <text:p text:style-name="P13"><text:s text:c="6"/>box = Pop(&amp;Qu);</text:p>
      <text:p text:style-name="P13"><text:s text:c="6"/>if(box == -1) {</text:p>
      <text:p text:style-name="P13"><text:s text:c="8"/>printf("Очередь сломалась \n");</text:p>
      <text:p text:style-name="P13"><text:s text:c="8"/>break;</text:p>
      <text:p text:style-name="P13"><text:s text:c="6"/>}</text:p>
      <text:p text:style-name="P13"><text:s text:c="6"/>pthread_mutex_lock(&amp;mtx);</text:p>
      <text:p text:style-name="P13"><text:s text:c="6"/>if(pthread_create(&amp;(threads[i]), NULL, bfs, &amp;box) != 0) {</text:p>
      <text:p text:style-name="P13"><text:s text:c="8"/>fprintf(stderr, "pthread_create failed with i = %d. errno = %d, %s\n",</text:p>
      <text:p text:style-name="P13"><text:s text:c="8"/>i, errno, strerror(errno));</text:p>
      <text:p text:style-name="P13"><text:s text:c="8"/>break;</text:p>
      <text:p text:style-name="P13"><text:s text:c="6"/>}</text:p>
      <text:p text:style-name="P13"><text:s text:c="6"/>printf("Поток %d создан \n", box);</text:p>
      <text:p text:style-name="P13"><text:s text:c="6"/>pthread_mutex_unlock(&amp;mtx);</text:p>
      <text:p text:style-name="P13"><text:s text:c="6"/>color[box] = 2;</text:p>
      <text:p text:style-name="P13"><text:s text:c="6"/>usleep(20);</text:p>
      <text:p text:style-name="P13"><text:s text:c="6"/>maxt = i+1;</text:p>
      <text:p text:style-name="P13"><text:s text:c="4"/>}</text:p>
      <text:p text:style-name="P13"><text:s text:c="4"/>// <text:s text:c="3"/>printf("maxt: %d \n", maxt);</text:p>
      <text:p text:style-name="P13"><text:s text:c="4"/>// <text:s/>printf("cycles: %d \n", cycles);</text:p>
      <text:p text:style-name="P13"/>
      <text:p text:style-name="P13"><text:s text:c="4"/>for(i = 0; i&lt;maxt; i++) {</text:p>
      <text:p text:style-name="P13"><text:s text:c="6"/>//pthread_mutex_lock(&amp;mtx);</text:p>
      <text:p text:style-name="P13"><text:s text:c="6"/>res = pthread_join((threads[i]), NULL);</text:p>
      <text:p text:style-name="P13"><text:s text:c="6"/>//pthread_mutex_unlock(&amp;mtx);</text:p>
      <text:p text:style-name="P13"><text:s text:c="6"/>if(res != 0) {</text:p>
      <text:p text:style-name="P13"><text:s text:c="8"/>fprintf(stderr, "pthread_join failed with i = %d. errno = %d, %s\n",</text:p>
      <text:p text:style-name="P13"><text:s text:c="8"/>i, errno, strerror(errno));</text:p>
      <text:p text:style-name="P13"><text:s text:c="8"/>break;</text:p>
      <text:p text:style-name="P13"><text:s text:c="6"/>}</text:p>
      <text:p text:style-name="P13"><text:s text:c="4"/>}</text:p>
      <text:p text:style-name="P13"><text:s text:c="2"/>}</text:p>
      <text:p text:style-name="P13"><text:s text:c="2"/>res = 0;</text:p>
      <text:p text:style-name="P13"><text:s text:c="2"/>for(i = 0; i &lt; n; i++) {</text:p>
      <text:p text:style-name="P13"><text:s text:c="4"/>if(color[i] == 2)</text:p>
      <text:p text:style-name="P13"><text:s text:c="4"/>res++;</text:p>
      <text:p text:style-name="P13"><text:s text:c="2"/>}</text:p>
      <text:p text:style-name="P13"><text:s text:c="2"/>if (res == n)</text:p>
      <text:p text:style-name="P13"><text:s text:c="4"/>printf("Полный обход графа завершён \n");</text:p>
      <text:p text:style-name="P13"><text:s text:c="2"/>else {</text:p>
      <text:p text:style-name="P13"><text:s text:c="4"/>printf("Что-то не позволило обойти все вершины в графе \n");</text:p>
      <text:p text:style-name="P13"><text:s text:c="4"/>exit(EXIT_FAILURE);</text:p>
      <text:p text:style-name="P13"><text:s text:c="2"/>}</text:p>
      <text:p text:style-name="P13"><text:s text:c="2"/>if (cycles &gt; 0) {</text:p>
      <text:p text:style-name="P13"><text:s text:c="4"/>printf("Есть по меньшей мере %d циклов \n", cycles);</text:p>
      <text:p text:style-name="P13"><text:soft-page-break/><text:s text:c="2"/>}</text:p>
      <text:p text:style-name="P13"><text:s text:c="2"/>else</text:p>
      <text:p text:style-name="P13"><text:s text:c="2"/>printf("Циклов нет \n");</text:p>
      <text:p text:style-name="P13"><text:s text:c="2"/>free(threads);</text:p>
      <text:p text:style-name="P13"><text:s text:c="2"/>pthread_mutex_destroy(&amp;mtx);</text:p>
      <text:p text:style-name="P13"><text:s text:c="2"/>return 0;</text:p>
      <text:p text:style-name="P13">}</text:p>
      <text:p text:style-name="P13"/>
      <text:p text:style-name="P13">void* bfs(void* thread_source) {</text:p>
      <text:p text:style-name="P13"/>
      <text:p text:style-name="P13"><text:s text:c="2"/>int i, j, res;</text:p>
      <text:p text:style-name="P13"><text:s text:c="2"/>int* temp = (int*)thread_source;</text:p>
      <text:p text:style-name="P13"><text:s text:c="2"/>int source = *temp;</text:p>
      <text:p text:style-name="P13"><text:s text:c="2"/>printf("Поток %d начал работу \n", source);</text:p>
      <text:p text:style-name="P13"/>
      <text:p text:style-name="P13"><text:s text:c="2"/>for(i = 0; i &lt; n; i++) {</text:p>
      <text:p text:style-name="P13"><text:s text:c="4"/>if (matrix[source][i] == 1 &amp;&amp; color[i] == 0) {</text:p>
      <text:p text:style-name="P13"><text:s text:c="6"/>pthread_mutex_lock(&amp;mtx);</text:p>
      <text:p text:style-name="P13"><text:s text:c="6"/>color[i] = 1;</text:p>
      <text:p text:style-name="P13"><text:s text:c="6"/>//printf("Покрасил %d в цвет %d \n", i, color[i]);</text:p>
      <text:p text:style-name="P13"><text:s text:c="6"/>if (!Push(&amp;Qu, i)) {</text:p>
      <text:p text:style-name="P13"><text:s text:c="8"/>printf("Очередь переполнилась \n");</text:p>
      <text:p text:style-name="P13"><text:s text:c="8"/>break;</text:p>
      <text:p text:style-name="P13"><text:s text:c="6"/>}</text:p>
      <text:p text:style-name="P13"><text:s text:c="6"/>else</text:p>
      <text:p text:style-name="P13"><text:s text:c="6"/>//printf("Запихнул %d-ую вершину в очередь \n", i);</text:p>
      <text:p text:style-name="P13"><text:s text:c="6"/>color[source] = 2;</text:p>
      <text:p text:style-name="P13"><text:s text:c="6"/>pthread_mutex_unlock(&amp;mtx);</text:p>
      <text:p text:style-name="P13"><text:s text:c="4"/>}</text:p>
      <text:p text:style-name="P13"><text:s text:c="4"/>else if (matrix[source][i] == 1 &amp;&amp; color[i] == 1){</text:p>
      <text:p text:style-name="P13"><text:s text:c="6"/>pthread_mutex_lock(&amp;mtx);</text:p>
      <text:p text:style-name="P13"><text:s text:c="6"/>cycles++;</text:p>
      <text:p text:style-name="P13"><text:s text:c="6"/>color[source] = 2;</text:p>
      <text:p text:style-name="P13"><text:s text:c="6"/>//printf("Счётчик циклов: %d \n", cycles);</text:p>
      <text:p text:style-name="P13"><text:s text:c="6"/>pthread_mutex_unlock(&amp;mtx);</text:p>
      <text:p text:style-name="P13"><text:s text:c="4"/>}</text:p>
      <text:p text:style-name="P13"><text:s text:c="2"/>}</text:p>
      <text:p text:style-name="P13"><text:s text:c="2"/>//printf("%d теперь цвета %d \n", source, color[source]);</text:p>
      <text:p text:style-name="P13"><text:s text:c="2"/>//for(i = 0; i&lt; n; i++)</text:p>
      <text:p text:style-name="P13"><text:s text:c="2"/>//printf("№%d цвет %d \t", i, color[i]);</text:p>
      <text:p text:style-name="P13"><text:s text:c="2"/>//printf("\n");</text:p>
      <text:p text:style-name="P13"><text:s text:c="2"/>printf("Поток %d завершил работу \n", source);</text:p>
      <text:p text:style-name="P13"><text:s text:c="2"/>pthread_exit(NULL);</text:p>
      <text:p text:style-name="P13">}</text:p>
      <text:p text:style-name="P15"/>
      <text:p text:style-name="P15"/>
      <text:p text:style-name="P15">3) Тестирование</text:p>
      <text:p text:style-name="P15"/>
      <text:p text:style-name="P6">Для графа содержащего циклы</text:p>
      <text:p text:style-name="P14">pankratz@pankratz-HP-ProBook-430-G5:~/Prog/OS/lab3$ cc -D_REENTRANT repos_old_main_2.c queue.c -o this -lpthread</text:p>
      <text:p text:style-name="P14">pankratz@pankratz-HP-ProBook-430-G5:~/Prog/OS/lab3$ ./this graph1.txt 0</text:p>
      <text:p text:style-name="P14">кол-во вершин 6: 0..5 </text:p>
      <text:p text:style-name="P14">Второй аргумент командной строки: 0 </text:p>
      <text:p text:style-name="P14">Значения вершин: </text:p>
      <text:p text:style-name="P14">0-ая вершина: 10 </text:p>
      <text:p text:style-name="P14">1-ая вершина: 20 </text:p>
      <text:p text:style-name="P14">2-ая вершина: 30 </text:p>
      <text:p text:style-name="P14">3-ая вершина: 40 </text:p>
      <text:p text:style-name="P14">4-ая вершина: 50 </text:p>
      <text:p text:style-name="P14">5-ая вершина: 60 </text:p>
      <text:p text:style-name="P14">Матрица смежности графа: </text:p>
      <text:p text:style-name="P14"><text:s text:c="4"/>0 <text:s text:c="4"/>1 <text:s text:c="4"/>1 <text:s text:c="4"/>1 <text:s text:c="4"/>0 <text:s text:c="4"/>0 </text:p>
      <text:p text:style-name="P14"><text:s text:c="4"/>1 <text:s text:c="4"/>0 <text:s text:c="4"/>1 <text:s text:c="4"/>0 <text:s text:c="4"/>0 <text:s text:c="4"/>0 </text:p>
      <text:p text:style-name="P14"><text:s text:c="4"/>1 <text:s text:c="4"/>1 <text:s text:c="4"/>0 <text:s text:c="4"/>1 <text:s text:c="4"/>0 <text:s text:c="4"/>1 </text:p>
      <text:p text:style-name="P14"><text:s text:c="4"/>1 <text:s text:c="4"/>0 <text:s text:c="4"/>1 <text:s text:c="4"/>0 <text:s text:c="4"/>1 <text:s text:c="4"/>0 </text:p>
      <text:p text:style-name="P14"><text:s text:c="4"/>0 <text:s text:c="4"/>0 <text:s text:c="4"/>0 <text:s text:c="4"/>1 <text:s text:c="4"/>0 <text:s text:c="4"/>1 </text:p>
      <text:p text:style-name="P14"><text:s text:c="4"/>0 <text:s text:c="4"/>0 <text:s text:c="4"/>1 <text:s text:c="4"/>0 <text:s text:c="4"/>1 <text:s text:c="4"/>0 </text:p>
      <text:p text:style-name="P14"><text:soft-page-break/>Поток 0 создан </text:p>
      <text:p text:style-name="P14">Поток 0 начал работу </text:p>
      <text:p text:style-name="P14">Поток 0 завершил работу </text:p>
      <text:p text:style-name="P14">Поток 1 создан </text:p>
      <text:p text:style-name="P14">Поток 1 начал работу </text:p>
      <text:p text:style-name="P14">Поток 1 завершил работу </text:p>
      <text:p text:style-name="P14">Поток 2 создан </text:p>
      <text:p text:style-name="P14">Поток 2 начал работу </text:p>
      <text:p text:style-name="P14">Поток 2 завершил работу </text:p>
      <text:p text:style-name="P14">Поток 3 создан </text:p>
      <text:p text:style-name="P14">Поток 3 начал работу </text:p>
      <text:p text:style-name="P14">Поток 3 завершил работу </text:p>
      <text:p text:style-name="P14">Поток 5 создан </text:p>
      <text:p text:style-name="P14">Поток 5 начал работу </text:p>
      <text:p text:style-name="P14">Поток 5 завершил работу </text:p>
      <text:p text:style-name="P14">Поток 4 создан </text:p>
      <text:p text:style-name="P14">Поток 4 начал работу </text:p>
      <text:p text:style-name="P14">Поток 4 завершил работу </text:p>
      <text:p text:style-name="P14">Полный обход графа завершён </text:p>
      <text:p text:style-name="P14">Есть по меньшей мере 3 циклов </text:p>
      <text:p text:style-name="P14">pankratz@pankratz-HP-ProBook-430-G5:~/Prog/OS/lab3$ ./this graph1.txt 4</text:p>
      <text:p text:style-name="P14">кол-во вершин 6: 0..5 </text:p>
      <text:p text:style-name="P14">Второй аргумент командной строки: 4 </text:p>
      <text:p text:style-name="P14">Значения вершин: </text:p>
      <text:p text:style-name="P14">0-ая вершина: 10 </text:p>
      <text:p text:style-name="P14">1-ая вершина: 20 </text:p>
      <text:p text:style-name="P14">2-ая вершина: 30 </text:p>
      <text:p text:style-name="P14">3-ая вершина: 40 </text:p>
      <text:p text:style-name="P14">4-ая вершина: 50 </text:p>
      <text:p text:style-name="P14">5-ая вершина: 60 </text:p>
      <text:p text:style-name="P14">Матрица смежности графа: </text:p>
      <text:p text:style-name="P14"><text:s text:c="4"/>0 <text:s text:c="4"/>1 <text:s text:c="4"/>1 <text:s text:c="4"/>1 <text:s text:c="4"/>0 <text:s text:c="4"/>0 </text:p>
      <text:p text:style-name="P14"><text:s text:c="4"/>1 <text:s text:c="4"/>0 <text:s text:c="4"/>1 <text:s text:c="4"/>0 <text:s text:c="4"/>0 <text:s text:c="4"/>0 </text:p>
      <text:p text:style-name="P14"><text:s text:c="4"/>1 <text:s text:c="4"/>1 <text:s text:c="4"/>0 <text:s text:c="4"/>1 <text:s text:c="4"/>0 <text:s text:c="4"/>1 </text:p>
      <text:p text:style-name="P14"><text:s text:c="4"/>1 <text:s text:c="4"/>0 <text:s text:c="4"/>1 <text:s text:c="4"/>0 <text:s text:c="4"/>1 <text:s text:c="4"/>0 </text:p>
      <text:p text:style-name="P14"><text:s text:c="4"/>0 <text:s text:c="4"/>0 <text:s text:c="4"/>0 <text:s text:c="4"/>1 <text:s text:c="4"/>0 <text:s text:c="4"/>1 </text:p>
      <text:p text:style-name="P14"><text:s text:c="4"/>0 <text:s text:c="4"/>0 <text:s text:c="4"/>1 <text:s text:c="4"/>0 <text:s text:c="4"/>1 <text:s text:c="4"/>0 </text:p>
      <text:p text:style-name="P14">Поток 4 создан </text:p>
      <text:p text:style-name="P14">Поток 4 начал работу </text:p>
      <text:p text:style-name="P14">Поток 4 завершил работу </text:p>
      <text:p text:style-name="P14">Поток 3 создан </text:p>
      <text:p text:style-name="P14">Поток 3 начал работу </text:p>
      <text:p text:style-name="P14">Поток 5 создан </text:p>
      <text:p text:style-name="P14">Поток 5 начал работу </text:p>
      <text:p text:style-name="P14">Поток 5 завершил работу </text:p>
      <text:p text:style-name="P14">Поток 3 завершил работу </text:p>
      <text:p text:style-name="P14">Поток 2 создан </text:p>
      <text:p text:style-name="P14">Поток 2 начал работу </text:p>
      <text:p text:style-name="P14">Поток 0 создан </text:p>
      <text:p text:style-name="P14">Поток 0 начал работу </text:p>
      <text:p text:style-name="P14">Поток 0 завершил работу </text:p>
      <text:p text:style-name="P14">Поток 2 завершил работу </text:p>
      <text:p text:style-name="P14">Поток 1 создан </text:p>
      <text:p text:style-name="P14">Поток 1 начал работу </text:p>
      <text:p text:style-name="P14">Поток 1 завершил работу </text:p>
      <text:p text:style-name="P14">Полный обход графа завершён </text:p>
      <text:p text:style-name="P14">Есть по меньшей мере 3 циклов </text:p>
      <text:p text:style-name="P14"/>
      <text:p text:style-name="P6">Для графа не содержащего циклы</text:p>
      <text:p text:style-name="P6"/>
      <text:p text:style-name="P14">pankratz@pankratz-HP-ProBook-430-G5:~/Prog/OS/lab3$ ./this graph2.txt 7</text:p>
      <text:p text:style-name="P14">кол-во вершин 9: 0..8 </text:p>
      <text:p text:style-name="P14">Второй аргумент командной строки: 7 </text:p>
      <text:p text:style-name="P14">Значения вершин: </text:p>
      <text:p text:style-name="P14">0-ая вершина: 10 </text:p>
      <text:p text:style-name="P14">1-ая вершина: 20 </text:p>
      <text:p text:style-name="P14">2-ая вершина: 30 </text:p>
      <text:p text:style-name="P14">3-ая вершина: 40 </text:p>
      <text:p text:style-name="P14">4-ая вершина: 50 </text:p>
      <text:p text:style-name="P14"><text:soft-page-break/>5-ая вершина: 60 </text:p>
      <text:p text:style-name="P14">6-ая вершина: 70 </text:p>
      <text:p text:style-name="P14">7-ая вершина: 80 </text:p>
      <text:p text:style-name="P14">8-ая вершина: 90 </text:p>
      <text:p text:style-name="P14">Матрица смежности графа: </text:p>
      <text:p text:style-name="P14"><text:s text:c="4"/>0 <text:s text:c="4"/>1 <text:s text:c="4"/>0 <text:s text:c="4"/>0 <text:s text:c="4"/>0 <text:s text:c="4"/>0 <text:s text:c="4"/>0 <text:s text:c="4"/>0 <text:s text:c="4"/>0 </text:p>
      <text:p text:style-name="P14"><text:s text:c="4"/>1 <text:s text:c="4"/>0 <text:s text:c="4"/>0 <text:s text:c="4"/>1 <text:s text:c="4"/>0 <text:s text:c="4"/>0 <text:s text:c="4"/>0 <text:s text:c="4"/>0 <text:s text:c="4"/>0 </text:p>
      <text:p text:style-name="P14"><text:s text:c="4"/>0 <text:s text:c="4"/>0 <text:s text:c="4"/>0 <text:s text:c="4"/>1 <text:s text:c="4"/>1 <text:s text:c="4"/>0 <text:s text:c="4"/>0 <text:s text:c="4"/>0 <text:s text:c="4"/>0 </text:p>
      <text:p text:style-name="P14"><text:s text:c="4"/>0 <text:s text:c="4"/>1 <text:s text:c="4"/>1 <text:s text:c="4"/>0 <text:s text:c="4"/>0 <text:s text:c="4"/>0 <text:s text:c="4"/>0 <text:s text:c="4"/>0 <text:s text:c="4"/>0 </text:p>
      <text:p text:style-name="P14"><text:s text:c="4"/>0 <text:s text:c="4"/>0 <text:s text:c="4"/>1 <text:s text:c="4"/>0 <text:s text:c="4"/>0 <text:s text:c="4"/>1 <text:s text:c="4"/>1 <text:s text:c="4"/>0 <text:s text:c="4"/>0 </text:p>
      <text:p text:style-name="P14"><text:s text:c="4"/>0 <text:s text:c="4"/>0 <text:s text:c="4"/>0 <text:s text:c="4"/>0 <text:s text:c="4"/>1 <text:s text:c="4"/>0 <text:s text:c="4"/>0 <text:s text:c="4"/>0 <text:s text:c="4"/>0 </text:p>
      <text:p text:style-name="P14"><text:s text:c="4"/>0 <text:s text:c="4"/>0 <text:s text:c="4"/>0 <text:s text:c="4"/>0 <text:s text:c="4"/>1 <text:s text:c="4"/>0 <text:s text:c="4"/>0 <text:s text:c="4"/>1 <text:s text:c="4"/>1 </text:p>
      <text:p text:style-name="P14"><text:s text:c="4"/>0 <text:s text:c="4"/>0 <text:s text:c="4"/>0 <text:s text:c="4"/>0 <text:s text:c="4"/>0 <text:s text:c="4"/>0 <text:s text:c="4"/>1 <text:s text:c="4"/>0 <text:s text:c="4"/>0 </text:p>
      <text:p text:style-name="P14"><text:s text:c="4"/>0 <text:s text:c="4"/>0 <text:s text:c="4"/>0 <text:s text:c="4"/>0 <text:s text:c="4"/>0 <text:s text:c="4"/>0 <text:s text:c="4"/>1 <text:s text:c="4"/>0 <text:s text:c="4"/>0 </text:p>
      <text:p text:style-name="P14">Поток 7 создан </text:p>
      <text:p text:style-name="P14">Поток 7 начал работу </text:p>
      <text:p text:style-name="P14">Поток 7 завершил работу </text:p>
      <text:p text:style-name="P14">Поток 6 создан </text:p>
      <text:p text:style-name="P14">Поток 6 начал работу </text:p>
      <text:p text:style-name="P14">Поток 6 завершил работу </text:p>
      <text:p text:style-name="P14">Поток 4 создан </text:p>
      <text:p text:style-name="P14">Поток 4 начал работу </text:p>
      <text:p text:style-name="P14">Поток 4 завершил работу </text:p>
      <text:p text:style-name="P14">Поток 8 создан </text:p>
      <text:p text:style-name="P14">Поток 8 начал работу </text:p>
      <text:p text:style-name="P14">Поток 8 завершил работу </text:p>
      <text:p text:style-name="P14">Поток 2 создан </text:p>
      <text:p text:style-name="P14">Поток 2 начал работу </text:p>
      <text:p text:style-name="P14">Поток 2 завершил работу </text:p>
      <text:p text:style-name="P14">Поток 5 создан </text:p>
      <text:p text:style-name="P14">Поток 5 начал работу </text:p>
      <text:p text:style-name="P14">Поток 5 завершил работу </text:p>
      <text:p text:style-name="P14">Поток 3 создан </text:p>
      <text:p text:style-name="P14">Поток 3 начал работу </text:p>
      <text:p text:style-name="P14">Поток 3 завершил работу </text:p>
      <text:p text:style-name="P14">Поток 1 создан </text:p>
      <text:p text:style-name="P14">Поток 1 начал работу </text:p>
      <text:p text:style-name="P14">Поток 1 завершил работу </text:p>
      <text:p text:style-name="P14">Поток 0 создан </text:p>
      <text:p text:style-name="P14">Поток 0 начал работу </text:p>
      <text:p text:style-name="P14">Поток 0 завершил работу </text:p>
      <text:p text:style-name="P14">Полный обход графа завершён </text:p>
      <text:p text:style-name="P14">Циклов нет </text:p>
      <text:p text:style-name="P6"/>
      <text:p text:style-name="P6">Неправильно введённый номер вершины-источника</text:p>
      <text:p text:style-name="P6"/>
      <text:p text:style-name="P14">pankratz@pankratz-HP-ProBook-430-G5:~/Prog/OS/lab3$ ./this graph1.txt 7</text:p>
      <text:p text:style-name="P14">кол-во вершин 6: 0..5 </text:p>
      <text:p text:style-name="P14">Второй аргумент командной строки: 7 </text:p>
      <text:p text:style-name="P14">Второй аргумент должен быть номером вершины-источника </text:p>
      <text:p text:style-name="P14"/>
      <text:p text:style-name="P6"/>
      <text:p text:style-name="P11">4) Выводы</text:p>
      <text:p text:style-name="P11"/>
      <text:p text:style-name="P8">Это была самая сложная лабораторная. Самой большой сложностью, из-за которой мне пришлось «урезать» свою работу, оказалось то, что многопоточные приложения очень тяжело отлаживать. Ни gdb, ни valgrind не помогли мне в достаточной мере, когда я сталкивался с ошибками сегментирования. <text:s/>В итоге, я значительно упростил код, пожертвовав хранением матрицы в динамической памяти (при нём приходилось работать с (void*) указателями на структуру, содержащую тройные указатели и т. д.), а также солидной частью преимуществ, предоставляемых параллельным использованием потоков (если позволить всем потокам работать одновременно, вершины окрашиваются больше одного раза и становится невозможно определить их цвета, так что примитивы синхронизации я использовал часто). Тем не менее, программа работает. Благодаря ней я получил первое представление о <text:soft-page-break/>многопоточных приложениях и научился работать с POSIX-потоками в unix-системах, и теперь лучше представляю себе устройство разнообразных утилит операционных систем.</text:p>
      <text:p text:style-name="P9">Сегодня большая часть приложений на рынке используют многопоточность, а почти все основные алгоритмы поддаются распараллеливанию. Однако, многопоточность на чистом Си всё ещё представляется мне достаточно сложной темой.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3:18:19.381669226</meta:creation-date>
    <dc:date>2019-04-05T07:53:40.447019354</dc:date>
    <meta:editing-duration>PT18H4M2S</meta:editing-duration>
    <meta:editing-cycles>2</meta:editing-cycles>
    <meta:generator>LibreOffice/6.0.6.2$Linux_X86_64 LibreOffice_project/00m0$Build-2</meta:generator>
    <meta:print-date>2019-04-05T07:53:47.009047943</meta:print-date>
    <meta:document-statistic meta:table-count="0" meta:image-count="0" meta:object-count="0" meta:page-count="9" meta:paragraph-count="382" meta:word-count="1844" meta:character-count="13027" meta:non-whitespace-character-count="10184"/>
  </office:meta>
</office:document-meta>
</file>